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ing_output" table:style-name="ta1">
        <table:shapes>
          <draw:frame draw:z-index="0" draw:style-name="gr1" draw:text-style-name="P1" svg:width="855.04pt" svg:height="554.17pt" svg:x="222.12pt" svg:y="3pt">
            <draw:object draw:notify-on-update-of-ranges="testing_output.A1:testing_output.A60 testing_output.B1:testing_output.B60 testing_output.C1:testing_output.C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.29363204632797" calcext:value-type="float">
            <text:p>2.29363204632797</text:p>
          </table:table-cell>
          <table:table-cell office:value-type="float" office:value="2.61" calcext:value-type="float">
            <text:p>2.61</text:p>
          </table:table-cell>
          <table:table-cell office:value-type="float" office:value="0.316367953672033" calcext:value-type="float">
            <text:p>0.316367953672033</text:p>
          </table:table-cell>
        </table:table-row>
        <table:table-row table:style-name="ro1">
          <table:table-cell office:value-type="float" office:value="2.29363199008544" calcext:value-type="float">
            <text:p>2.29363199008544</text:p>
          </table:table-cell>
          <table:table-cell office:value-type="float" office:value="2.81" calcext:value-type="float">
            <text:p>2.81</text:p>
          </table:table-cell>
          <table:table-cell office:value-type="float" office:value="0.516368009914556" calcext:value-type="float">
            <text:p>0.516368009914556</text:p>
          </table:table-cell>
        </table:table-row>
        <table:table-row table:style-name="ro1">
          <table:table-cell office:value-type="float" office:value="2.29363205265187" calcext:value-type="float">
            <text:p>2.29363205265187</text:p>
          </table:table-cell>
          <table:table-cell office:value-type="float" office:value="1.88" calcext:value-type="float">
            <text:p>1.88</text:p>
          </table:table-cell>
          <table:table-cell office:value-type="float" office:value="0.413632052651873" calcext:value-type="float">
            <text:p>0.413632052651873</text:p>
          </table:table-cell>
        </table:table-row>
        <table:table-row table:style-name="ro1">
          <table:table-cell office:value-type="float" office:value="2.29363204229644" calcext:value-type="float">
            <text:p>2.29363204229644</text:p>
          </table:table-cell>
          <table:table-cell office:value-type="float" office:value="1.8" calcext:value-type="float">
            <text:p>1.8</text:p>
          </table:table-cell>
          <table:table-cell office:value-type="float" office:value="0.49363204229644" calcext:value-type="float">
            <text:p>0.49363204229644</text:p>
          </table:table-cell>
        </table:table-row>
        <table:table-row table:style-name="ro1">
          <table:table-cell office:value-type="float" office:value="2.2936320250221" calcext:value-type="float">
            <text:p>2.2936320250221</text:p>
          </table:table-cell>
          <table:table-cell office:value-type="float" office:value="1.95" calcext:value-type="float">
            <text:p>1.95</text:p>
          </table:table-cell>
          <table:table-cell office:value-type="float" office:value="0.343632025022099" calcext:value-type="float">
            <text:p>0.343632025022099</text:p>
          </table:table-cell>
        </table:table-row>
        <table:table-row table:style-name="ro1">
          <table:table-cell office:value-type="float" office:value="2.29363201306282" calcext:value-type="float">
            <text:p>2.29363201306282</text:p>
          </table:table-cell>
          <table:table-cell office:value-type="float" office:value="2.25" calcext:value-type="float">
            <text:p>2.25</text:p>
          </table:table-cell>
          <table:table-cell office:value-type="float" office:value="0.0436320130628154" calcext:value-type="float">
            <text:p>0.043632013062815</text:p>
          </table:table-cell>
        </table:table-row>
        <table:table-row table:style-name="ro1">
          <table:table-cell office:value-type="float" office:value="2.29363205207287" calcext:value-type="float">
            <text:p>2.29363205207287</text:p>
          </table:table-cell>
          <table:table-cell office:value-type="float" office:value="2.42" calcext:value-type="float">
            <text:p>2.42</text:p>
          </table:table-cell>
          <table:table-cell office:value-type="float" office:value="0.126367947927128" calcext:value-type="float">
            <text:p>0.126367947927128</text:p>
          </table:table-cell>
        </table:table-row>
        <table:table-row table:style-name="ro1">
          <table:table-cell office:value-type="float" office:value="2.29363204878303" calcext:value-type="float">
            <text:p>2.29363204878303</text:p>
          </table:table-cell>
          <table:table-cell office:value-type="float" office:value="2.13" calcext:value-type="float">
            <text:p>2.13</text:p>
          </table:table-cell>
          <table:table-cell office:value-type="float" office:value="0.163632048783032" calcext:value-type="float">
            <text:p>0.163632048783032</text:p>
          </table:table-cell>
        </table:table-row>
        <table:table-row table:style-name="ro1">
          <table:table-cell office:value-type="float" office:value="2.29363196064759" calcext:value-type="float">
            <text:p>2.29363196064759</text:p>
          </table:table-cell>
          <table:table-cell office:value-type="float" office:value="3.09" calcext:value-type="float">
            <text:p>3.09</text:p>
          </table:table-cell>
          <table:table-cell office:value-type="float" office:value="0.796368039352409" calcext:value-type="float">
            <text:p>0.796368039352409</text:p>
          </table:table-cell>
        </table:table-row>
        <table:table-row table:style-name="ro1">
          <table:table-cell office:value-type="float" office:value="2.29363205216787" calcext:value-type="float">
            <text:p>2.29363205216787</text:p>
          </table:table-cell>
          <table:table-cell office:value-type="float" office:value="2.35" calcext:value-type="float">
            <text:p>2.35</text:p>
          </table:table-cell>
          <table:table-cell office:value-type="float" office:value="0.0563679478321322" calcext:value-type="float">
            <text:p>0.056367947832132</text:p>
          </table:table-cell>
        </table:table-row>
        <table:table-row table:style-name="ro1">
          <table:table-cell office:value-type="float" office:value="2.29363197732403" calcext:value-type="float">
            <text:p>2.29363197732403</text:p>
          </table:table-cell>
          <table:table-cell office:value-type="float" office:value="1.8" calcext:value-type="float">
            <text:p>1.8</text:p>
          </table:table-cell>
          <table:table-cell office:value-type="float" office:value="0.493631977324027" calcext:value-type="float">
            <text:p>0.493631977324027</text:p>
          </table:table-cell>
        </table:table-row>
        <table:table-row table:style-name="ro1">
          <table:table-cell office:value-type="float" office:value="2.29363207643452" calcext:value-type="float">
            <text:p>2.29363207643452</text:p>
          </table:table-cell>
          <table:table-cell office:value-type="float" office:value="2.37" calcext:value-type="float">
            <text:p>2.37</text:p>
          </table:table-cell>
          <table:table-cell office:value-type="float" office:value="0.0763679235654795" calcext:value-type="float">
            <text:p>0.07636792356548</text:p>
          </table:table-cell>
        </table:table-row>
        <table:table-row table:style-name="ro1">
          <table:table-cell office:value-type="float" office:value="2.29363204862979" calcext:value-type="float">
            <text:p>2.29363204862979</text:p>
          </table:table-cell>
          <table:table-cell office:value-type="float" office:value="2.4" calcext:value-type="float">
            <text:p>2.4</text:p>
          </table:table-cell>
          <table:table-cell office:value-type="float" office:value="0.106367951370209" calcext:value-type="float">
            <text:p>0.106367951370209</text:p>
          </table:table-cell>
        </table:table-row>
        <table:table-row table:style-name="ro1">
          <table:table-cell office:value-type="float" office:value="2.29363205182273" calcext:value-type="float">
            <text:p>2.29363205182273</text:p>
          </table:table-cell>
          <table:table-cell office:value-type="float" office:value="2.69" calcext:value-type="float">
            <text:p>2.69</text:p>
          </table:table-cell>
          <table:table-cell office:value-type="float" office:value="0.396367948177267" calcext:value-type="float">
            <text:p>0.396367948177267</text:p>
          </table:table-cell>
        </table:table-row>
        <table:table-row table:style-name="ro1">
          <table:table-cell office:value-type="float" office:value="2.29363205116053" calcext:value-type="float">
            <text:p>2.29363205116053</text:p>
          </table:table-cell>
          <table:table-cell office:value-type="float" office:value="1.88" calcext:value-type="float">
            <text:p>1.88</text:p>
          </table:table-cell>
          <table:table-cell office:value-type="float" office:value="0.413632051160531" calcext:value-type="float">
            <text:p>0.413632051160531</text:p>
          </table:table-cell>
        </table:table-row>
        <table:table-row table:style-name="ro1">
          <table:table-cell office:value-type="float" office:value="2.2936320511784" calcext:value-type="float">
            <text:p>2.2936320511784</text:p>
          </table:table-cell>
          <table:table-cell office:value-type="float" office:value="2.14" calcext:value-type="float">
            <text:p>2.14</text:p>
          </table:table-cell>
          <table:table-cell office:value-type="float" office:value="0.153632051178402" calcext:value-type="float">
            <text:p>0.153632051178402</text:p>
          </table:table-cell>
        </table:table-row>
        <table:table-row table:style-name="ro1">
          <table:table-cell office:value-type="float" office:value="2.2936320520018" calcext:value-type="float">
            <text:p>2.2936320520018</text:p>
          </table:table-cell>
          <table:table-cell office:value-type="float" office:value="2.54" calcext:value-type="float">
            <text:p>2.54</text:p>
          </table:table-cell>
          <table:table-cell office:value-type="float" office:value="0.246367947998204" calcext:value-type="float">
            <text:p>0.246367947998204</text:p>
          </table:table-cell>
        </table:table-row>
        <table:table-row table:style-name="ro1">
          <table:table-cell office:value-type="float" office:value="2.29363200665269" calcext:value-type="float">
            <text:p>2.29363200665269</text:p>
          </table:table-cell>
          <table:table-cell office:value-type="float" office:value="1.88" calcext:value-type="float">
            <text:p>1.88</text:p>
          </table:table-cell>
          <table:table-cell office:value-type="float" office:value="0.413632006652692" calcext:value-type="float">
            <text:p>0.413632006652692</text:p>
          </table:table-cell>
        </table:table-row>
        <table:table-row table:style-name="ro1">
          <table:table-cell office:value-type="float" office:value="2.2936320483242" calcext:value-type="float">
            <text:p>2.2936320483242</text:p>
          </table:table-cell>
          <table:table-cell office:value-type="float" office:value="1.73" calcext:value-type="float">
            <text:p>1.73</text:p>
          </table:table-cell>
          <table:table-cell office:value-type="float" office:value="0.563632048324199" calcext:value-type="float">
            <text:p>0.563632048324199</text:p>
          </table:table-cell>
        </table:table-row>
        <table:table-row table:style-name="ro1">
          <table:table-cell office:value-type="float" office:value="2.29363205088968" calcext:value-type="float">
            <text:p>2.29363205088968</text:p>
          </table:table-cell>
          <table:table-cell office:value-type="float" office:value="2.02" calcext:value-type="float">
            <text:p>2.02</text:p>
          </table:table-cell>
          <table:table-cell office:value-type="float" office:value="0.273632050889676" calcext:value-type="float">
            <text:p>0.273632050889676</text:p>
          </table:table-cell>
        </table:table-row>
        <table:table-row table:style-name="ro1">
          <table:table-cell office:value-type="float" office:value="2.29363205091713" calcext:value-type="float">
            <text:p>2.29363205091713</text:p>
          </table:table-cell>
          <table:table-cell office:value-type="float" office:value="1.86" calcext:value-type="float">
            <text:p>1.86</text:p>
          </table:table-cell>
          <table:table-cell office:value-type="float" office:value="0.433632050917134" calcext:value-type="float">
            <text:p>0.433632050917134</text:p>
          </table:table-cell>
        </table:table-row>
        <table:table-row table:style-name="ro1">
          <table:table-cell office:value-type="float" office:value="2.29363205186737" calcext:value-type="float">
            <text:p>2.29363205186737</text:p>
          </table:table-cell>
          <table:table-cell office:value-type="float" office:value="2.38" calcext:value-type="float">
            <text:p>2.38</text:p>
          </table:table-cell>
          <table:table-cell office:value-type="float" office:value="0.0863679481326312" calcext:value-type="float">
            <text:p>0.086367948132631</text:p>
          </table:table-cell>
        </table:table-row>
        <table:table-row table:style-name="ro1">
          <table:table-cell office:value-type="float" office:value="2.2936320523867" calcext:value-type="float">
            <text:p>2.2936320523867</text:p>
          </table:table-cell>
          <table:table-cell office:value-type="float" office:value="3.03" calcext:value-type="float">
            <text:p>3.03</text:p>
          </table:table-cell>
          <table:table-cell office:value-type="float" office:value="0.736367947613296" calcext:value-type="float">
            <text:p>0.736367947613296</text:p>
          </table:table-cell>
        </table:table-row>
        <table:table-row table:style-name="ro1">
          <table:table-cell office:value-type="float" office:value="2.29363205126892" calcext:value-type="float">
            <text:p>2.29363205126892</text:p>
          </table:table-cell>
          <table:table-cell office:value-type="float" office:value="2.2" calcext:value-type="float">
            <text:p>2.2</text:p>
          </table:table-cell>
          <table:table-cell office:value-type="float" office:value="0.0936320512689206" calcext:value-type="float">
            <text:p>0.093632051268921</text:p>
          </table:table-cell>
        </table:table-row>
        <table:table-row table:style-name="ro1">
          <table:table-cell office:value-type="float" office:value="2.29363204697216" calcext:value-type="float">
            <text:p>2.29363204697216</text:p>
          </table:table-cell>
          <table:table-cell office:value-type="float" office:value="2.02" calcext:value-type="float">
            <text:p>2.02</text:p>
          </table:table-cell>
          <table:table-cell office:value-type="float" office:value="0.273632046972161" calcext:value-type="float">
            <text:p>0.273632046972161</text:p>
          </table:table-cell>
        </table:table-row>
        <table:table-row table:style-name="ro1">
          <table:table-cell office:value-type="float" office:value="2.2936320506365" calcext:value-type="float">
            <text:p>2.2936320506365</text:p>
          </table:table-cell>
          <table:table-cell office:value-type="float" office:value="2.38" calcext:value-type="float">
            <text:p>2.38</text:p>
          </table:table-cell>
          <table:table-cell office:value-type="float" office:value="0.086367949363499" calcext:value-type="float">
            <text:p>0.086367949363499</text:p>
          </table:table-cell>
        </table:table-row>
        <table:table-row table:style-name="ro1">
          <table:table-cell office:value-type="float" office:value="2.29363209382112" calcext:value-type="float">
            <text:p>2.29363209382112</text:p>
          </table:table-cell>
          <table:table-cell office:value-type="float" office:value="1.95" calcext:value-type="float">
            <text:p>1.95</text:p>
          </table:table-cell>
          <table:table-cell office:value-type="float" office:value="0.343632093821123" calcext:value-type="float">
            <text:p>0.343632093821123</text:p>
          </table:table-cell>
        </table:table-row>
        <table:table-row table:style-name="ro1">
          <table:table-cell office:value-type="float" office:value="2.2936320532854" calcext:value-type="float">
            <text:p>2.2936320532854</text:p>
          </table:table-cell>
          <table:table-cell office:value-type="float" office:value="2.72" calcext:value-type="float">
            <text:p>2.72</text:p>
          </table:table-cell>
          <table:table-cell office:value-type="float" office:value="0.426367946714597" calcext:value-type="float">
            <text:p>0.426367946714597</text:p>
          </table:table-cell>
        </table:table-row>
        <table:table-row table:style-name="ro1">
          <table:table-cell office:value-type="float" office:value="2.29363196357977" calcext:value-type="float">
            <text:p>2.29363196357977</text:p>
          </table:table-cell>
          <table:table-cell office:value-type="float" office:value="2.81" calcext:value-type="float">
            <text:p>2.81</text:p>
          </table:table-cell>
          <table:table-cell office:value-type="float" office:value="0.516368036420225" calcext:value-type="float">
            <text:p>0.516368036420225</text:p>
          </table:table-cell>
        </table:table-row>
        <table:table-row table:style-name="ro1">
          <table:table-cell office:value-type="float" office:value="2.29363200596792" calcext:value-type="float">
            <text:p>2.29363200596792</text:p>
          </table:table-cell>
          <table:table-cell office:value-type="float" office:value="2.63" calcext:value-type="float">
            <text:p>2.63</text:p>
          </table:table-cell>
          <table:table-cell office:value-type="float" office:value="0.336367994032075" calcext:value-type="float">
            <text:p>0.336367994032075</text:p>
          </table:table-cell>
        </table:table-row>
        <table:table-row table:style-name="ro1">
          <table:table-cell office:value-type="float" office:value="2.29363205197963" calcext:value-type="float">
            <text:p>2.29363205197963</text:p>
          </table:table-cell>
          <table:table-cell office:value-type="float" office:value="2.54" calcext:value-type="float">
            <text:p>2.54</text:p>
          </table:table-cell>
          <table:table-cell office:value-type="float" office:value="0.246367948020367" calcext:value-type="float">
            <text:p>0.246367948020367</text:p>
          </table:table-cell>
        </table:table-row>
        <table:table-row table:style-name="ro1">
          <table:table-cell office:value-type="float" office:value="2.29363205224765" calcext:value-type="float">
            <text:p>2.29363205224765</text:p>
          </table:table-cell>
          <table:table-cell office:value-type="float" office:value="3.03" calcext:value-type="float">
            <text:p>3.03</text:p>
          </table:table-cell>
          <table:table-cell office:value-type="float" office:value="0.736367947752347" calcext:value-type="float">
            <text:p>0.736367947752347</text:p>
          </table:table-cell>
        </table:table-row>
        <table:table-row table:style-name="ro1">
          <table:table-cell office:value-type="float" office:value="2.29363204070016" calcext:value-type="float">
            <text:p>2.29363204070016</text:p>
          </table:table-cell>
          <table:table-cell office:value-type="float" office:value="1.85" calcext:value-type="float">
            <text:p>1.85</text:p>
          </table:table-cell>
          <table:table-cell office:value-type="float" office:value="0.443632040700156" calcext:value-type="float">
            <text:p>0.443632040700156</text:p>
          </table:table-cell>
        </table:table-row>
        <table:table-row table:style-name="ro1">
          <table:table-cell office:value-type="float" office:value="2.29363203642376" calcext:value-type="float">
            <text:p>2.29363203642376</text:p>
          </table:table-cell>
          <table:table-cell office:value-type="float" office:value="1.79" calcext:value-type="float">
            <text:p>1.79</text:p>
          </table:table-cell>
          <table:table-cell office:value-type="float" office:value="0.503632036423759" calcext:value-type="float">
            <text:p>0.503632036423759</text:p>
          </table:table-cell>
        </table:table-row>
        <table:table-row table:style-name="ro1">
          <table:table-cell office:value-type="float" office:value="2.29363207766308" calcext:value-type="float">
            <text:p>2.29363207766308</text:p>
          </table:table-cell>
          <table:table-cell office:value-type="float" office:value="2.44" calcext:value-type="float">
            <text:p>2.44</text:p>
          </table:table-cell>
          <table:table-cell office:value-type="float" office:value="0.146367922336923" calcext:value-type="float">
            <text:p>0.146367922336923</text:p>
          </table:table-cell>
        </table:table-row>
        <table:table-row table:style-name="ro1">
          <table:table-cell office:value-type="float" office:value="2.29363185934037" calcext:value-type="float">
            <text:p>2.29363185934037</text:p>
          </table:table-cell>
          <table:table-cell office:value-type="float" office:value="3.09" calcext:value-type="float">
            <text:p>3.09</text:p>
          </table:table-cell>
          <table:table-cell office:value-type="float" office:value="0.796368140659634" calcext:value-type="float">
            <text:p>0.796368140659634</text:p>
          </table:table-cell>
        </table:table-row>
        <table:table-row table:style-name="ro1">
          <table:table-cell office:value-type="float" office:value="2.29363203448768" calcext:value-type="float">
            <text:p>2.29363203448768</text:p>
          </table:table-cell>
          <table:table-cell office:value-type="float" office:value="2.38" calcext:value-type="float">
            <text:p>2.38</text:p>
          </table:table-cell>
          <table:table-cell office:value-type="float" office:value="0.0863679655123173" calcext:value-type="float">
            <text:p>0.086367965512317</text:p>
          </table:table-cell>
        </table:table-row>
        <table:table-row table:style-name="ro1">
          <table:table-cell office:value-type="float" office:value="2.29363201677834" calcext:value-type="float">
            <text:p>2.29363201677834</text:p>
          </table:table-cell>
          <table:table-cell office:value-type="float" office:value="2.24" calcext:value-type="float">
            <text:p>2.24</text:p>
          </table:table-cell>
          <table:table-cell office:value-type="float" office:value="0.053632016778344" calcext:value-type="float">
            <text:p>0.053632016778344</text:p>
          </table:table-cell>
        </table:table-row>
        <table:table-row table:style-name="ro1">
          <table:table-cell office:value-type="float" office:value="2.29363209432301" calcext:value-type="float">
            <text:p>2.29363209432301</text:p>
          </table:table-cell>
          <table:table-cell office:value-type="float" office:value="2.29" calcext:value-type="float">
            <text:p>2.29</text:p>
          </table:table-cell>
          <table:table-cell office:value-type="float" office:value="0.00363209432300682" calcext:value-type="float">
            <text:p>0.003632094323007</text:p>
          </table:table-cell>
        </table:table-row>
        <table:table-row table:style-name="ro1">
          <table:table-cell office:value-type="float" office:value="2.29363205223513" calcext:value-type="float">
            <text:p>2.29363205223513</text:p>
          </table:table-cell>
          <table:table-cell office:value-type="float" office:value="1.98" calcext:value-type="float">
            <text:p>1.98</text:p>
          </table:table-cell>
          <table:table-cell office:value-type="float" office:value="0.313632052235129" calcext:value-type="float">
            <text:p>0.313632052235129</text:p>
          </table:table-cell>
        </table:table-row>
        <table:table-row table:style-name="ro1">
          <table:table-cell office:value-type="float" office:value="2.29363205232352" calcext:value-type="float">
            <text:p>2.29363205232352</text:p>
          </table:table-cell>
          <table:table-cell office:value-type="float" office:value="1.74" calcext:value-type="float">
            <text:p>1.74</text:p>
          </table:table-cell>
          <table:table-cell office:value-type="float" office:value="0.553632052323522" calcext:value-type="float">
            <text:p>0.553632052323522</text:p>
          </table:table-cell>
        </table:table-row>
        <table:table-row table:style-name="ro1">
          <table:table-cell office:value-type="float" office:value="2.29363200430121" calcext:value-type="float">
            <text:p>2.29363200430121</text:p>
          </table:table-cell>
          <table:table-cell office:value-type="float" office:value="1.76" calcext:value-type="float">
            <text:p>1.76</text:p>
          </table:table-cell>
          <table:table-cell office:value-type="float" office:value="0.533632004301215" calcext:value-type="float">
            <text:p>0.533632004301215</text:p>
          </table:table-cell>
        </table:table-row>
        <table:table-row table:style-name="ro1">
          <table:table-cell office:value-type="float" office:value="2.29363203087868" calcext:value-type="float">
            <text:p>2.29363203087868</text:p>
          </table:table-cell>
          <table:table-cell office:value-type="float" office:value="1.94" calcext:value-type="float">
            <text:p>1.94</text:p>
          </table:table-cell>
          <table:table-cell office:value-type="float" office:value="0.353632030878681" calcext:value-type="float">
            <text:p>0.353632030878681</text:p>
          </table:table-cell>
        </table:table-row>
        <table:table-row table:style-name="ro1">
          <table:table-cell office:value-type="float" office:value="2.29363207619512" calcext:value-type="float">
            <text:p>2.29363207619512</text:p>
          </table:table-cell>
          <table:table-cell office:value-type="float" office:value="1.88" calcext:value-type="float">
            <text:p>1.88</text:p>
          </table:table-cell>
          <table:table-cell office:value-type="float" office:value="0.413632076195121" calcext:value-type="float">
            <text:p>0.413632076195121</text:p>
          </table:table-cell>
        </table:table-row>
        <table:table-row table:style-name="ro1">
          <table:table-cell office:value-type="float" office:value="2.29363205178636" calcext:value-type="float">
            <text:p>2.29363205178636</text:p>
          </table:table-cell>
          <table:table-cell office:value-type="float" office:value="1.87" calcext:value-type="float">
            <text:p>1.87</text:p>
          </table:table-cell>
          <table:table-cell office:value-type="float" office:value="0.423632051786358" calcext:value-type="float">
            <text:p>0.423632051786358</text:p>
          </table:table-cell>
        </table:table-row>
        <table:table-row table:style-name="ro1">
          <table:table-cell office:value-type="float" office:value="2.29363200935871" calcext:value-type="float">
            <text:p>2.29363200935871</text:p>
          </table:table-cell>
          <table:table-cell office:value-type="float" office:value="2.66" calcext:value-type="float">
            <text:p>2.66</text:p>
          </table:table-cell>
          <table:table-cell office:value-type="float" office:value="0.366367990641288" calcext:value-type="float">
            <text:p>0.366367990641288</text:p>
          </table:table-cell>
        </table:table-row>
        <table:table-row table:style-name="ro1">
          <table:table-cell office:value-type="float" office:value="2.29363205094103" calcext:value-type="float">
            <text:p>2.29363205094103</text:p>
          </table:table-cell>
          <table:table-cell office:value-type="float" office:value="2.22" calcext:value-type="float">
            <text:p>2.22</text:p>
          </table:table-cell>
          <table:table-cell office:value-type="float" office:value="0.0736320509410287" calcext:value-type="float">
            <text:p>0.073632050941029</text:p>
          </table:table-cell>
        </table:table-row>
        <table:table-row table:style-name="ro1">
          <table:table-cell office:value-type="float" office:value="2.29363205192435" calcext:value-type="float">
            <text:p>2.29363205192435</text:p>
          </table:table-cell>
          <table:table-cell office:value-type="float" office:value="2.47" calcext:value-type="float">
            <text:p>2.47</text:p>
          </table:table-cell>
          <table:table-cell office:value-type="float" office:value="0.176367948075648" calcext:value-type="float">
            <text:p>0.176367948075648</text:p>
          </table:table-cell>
        </table:table-row>
        <table:table-row table:style-name="ro1">
          <table:table-cell office:value-type="float" office:value="2.29363195721704" calcext:value-type="float">
            <text:p>2.29363195721704</text:p>
          </table:table-cell>
          <table:table-cell office:value-type="float" office:value="3.18" calcext:value-type="float">
            <text:p>3.18</text:p>
          </table:table-cell>
          <table:table-cell office:value-type="float" office:value="0.886368042782963" calcext:value-type="float">
            <text:p>0.886368042782963</text:p>
          </table:table-cell>
        </table:table-row>
        <table:table-row table:style-name="ro1">
          <table:table-cell office:value-type="float" office:value="2.29363204884416" calcext:value-type="float">
            <text:p>2.29363204884416</text:p>
          </table:table-cell>
          <table:table-cell office:value-type="float" office:value="1.86" calcext:value-type="float">
            <text:p>1.86</text:p>
          </table:table-cell>
          <table:table-cell office:value-type="float" office:value="0.43363204884416" calcext:value-type="float">
            <text:p>0.43363204884416</text:p>
          </table:table-cell>
        </table:table-row>
        <table:table-row table:style-name="ro1">
          <table:table-cell office:value-type="float" office:value="2.29363203954772" calcext:value-type="float">
            <text:p>2.29363203954772</text:p>
          </table:table-cell>
          <table:table-cell office:value-type="float" office:value="2.16" calcext:value-type="float">
            <text:p>2.16</text:p>
          </table:table-cell>
          <table:table-cell office:value-type="float" office:value="0.133632039547716" calcext:value-type="float">
            <text:p>0.133632039547716</text:p>
          </table:table-cell>
        </table:table-row>
        <table:table-row table:style-name="ro1">
          <table:table-cell office:value-type="float" office:value="2.29363204073272" calcext:value-type="float">
            <text:p>2.29363204073272</text:p>
          </table:table-cell>
          <table:table-cell office:value-type="float" office:value="2.53" calcext:value-type="float">
            <text:p>2.53</text:p>
          </table:table-cell>
          <table:table-cell office:value-type="float" office:value="0.236367959267282" calcext:value-type="float">
            <text:p>0.236367959267282</text:p>
          </table:table-cell>
        </table:table-row>
        <table:table-row table:style-name="ro1">
          <table:table-cell office:value-type="float" office:value="2.29363205214294" calcext:value-type="float">
            <text:p>2.29363205214294</text:p>
          </table:table-cell>
          <table:table-cell office:value-type="float" office:value="2.46" calcext:value-type="float">
            <text:p>2.46</text:p>
          </table:table-cell>
          <table:table-cell office:value-type="float" office:value="0.166367947857061" calcext:value-type="float">
            <text:p>0.166367947857061</text:p>
          </table:table-cell>
        </table:table-row>
        <table:table-row table:style-name="ro1">
          <table:table-cell office:value-type="float" office:value="2.2936320514146" calcext:value-type="float">
            <text:p>2.2936320514146</text:p>
          </table:table-cell>
          <table:table-cell office:value-type="float" office:value="1.75" calcext:value-type="float">
            <text:p>1.75</text:p>
          </table:table-cell>
          <table:table-cell office:value-type="float" office:value="0.543632051414596" calcext:value-type="float">
            <text:p>0.543632051414596</text:p>
          </table:table-cell>
        </table:table-row>
        <table:table-row table:style-name="ro1">
          <table:table-cell office:value-type="float" office:value="2.29363205196493" calcext:value-type="float">
            <text:p>2.29363205196493</text:p>
          </table:table-cell>
          <table:table-cell office:value-type="float" office:value="1.92" calcext:value-type="float">
            <text:p>1.92</text:p>
          </table:table-cell>
          <table:table-cell office:value-type="float" office:value="0.373632051964932" calcext:value-type="float">
            <text:p>0.373632051964932</text:p>
          </table:table-cell>
        </table:table-row>
        <table:table-row table:style-name="ro1">
          <table:table-cell office:value-type="float" office:value="2.29363204952495" calcext:value-type="float">
            <text:p>2.29363204952495</text:p>
          </table:table-cell>
          <table:table-cell office:value-type="float" office:value="1.86" calcext:value-type="float">
            <text:p>1.86</text:p>
          </table:table-cell>
          <table:table-cell office:value-type="float" office:value="0.43363204952495" calcext:value-type="float">
            <text:p>0.43363204952495</text:p>
          </table:table-cell>
        </table:table-row>
        <table:table-row table:style-name="ro1">
          <table:table-cell office:value-type="float" office:value="2.2936320384972" calcext:value-type="float">
            <text:p>2.2936320384972</text:p>
          </table:table-cell>
          <table:table-cell office:value-type="float" office:value="2.29" calcext:value-type="float">
            <text:p>2.29</text:p>
          </table:table-cell>
          <table:table-cell office:value-type="float" office:value="0.00363203849719795" calcext:value-type="float">
            <text:p>0.003632038497198</text:p>
          </table:table-cell>
        </table:table-row>
        <table:table-row table:style-name="ro1">
          <table:table-cell office:value-type="float" office:value="2.29363205175198" calcext:value-type="float">
            <text:p>2.29363205175198</text:p>
          </table:table-cell>
          <table:table-cell office:value-type="float" office:value="1.75" calcext:value-type="float">
            <text:p>1.75</text:p>
          </table:table-cell>
          <table:table-cell office:value-type="float" office:value="0.543632051751978" calcext:value-type="float">
            <text:p>0.543632051751978</text:p>
          </table:table-cell>
        </table:table-row>
        <table:table-row table:style-name="ro1">
          <table:table-cell office:value-type="float" office:value="2.29363203562694" calcext:value-type="float">
            <text:p>2.29363203562694</text:p>
          </table:table-cell>
          <table:table-cell office:value-type="float" office:value="2.44" calcext:value-type="float">
            <text:p>2.44</text:p>
          </table:table-cell>
          <table:table-cell office:value-type="float" office:value="0.146367964373059" calcext:value-type="float">
            <text:p>0.146367964373059</text:p>
          </table:table-cell>
        </table:table-row>
        <table:table-row table:style-name="ro1">
          <table:table-cell office:value-type="float" office:value="2.29363210897392" calcext:value-type="float">
            <text:p>2.29363210897392</text:p>
          </table:table-cell>
          <table:table-cell office:value-type="float" office:value="2.29" calcext:value-type="float">
            <text:p>2.29</text:p>
          </table:table-cell>
          <table:table-cell office:value-type="float" office:value="0.00363210897392197" calcext:value-type="float">
            <text:p>0.0036321089739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3T11:11:31.847401473</dc:date>
    <meta:editing-duration>PT1M29S</meta:editing-duration>
    <meta:editing-cycles>1</meta:editing-cycles>
    <meta:document-statistic meta:table-count="1" meta:cell-count="180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165cm" svg:height="19.551cm" xlink:href=".." xlink:type="simple" chart:class="chart:line" chart:style-name="ch1">
        <chart:legend chart:legend-position="end" svg:x="27.902cm" svg:y="9.096cm" style:legend-expansion="high" chart:style-name="ch2"/>
        <chart:plot-area chart:style-name="ch3" table:cell-range-address="testing_output.A1:testing_output.C60" svg:x="0.603cm" svg:y="0.391cm" svg:width="26.696cm" svg:height="18.769cm">
          <chartooo:coordinate-region svg:x="1.33cm" svg:y="0.552cm" svg:width="25.782cm" svg:height="18.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ing_output.A1:testing_output.A60" chart:class="chart:line">
            <chart:data-point chart:repeated="60"/>
          </chart:series>
          <chart:series chart:style-name="ch7" chart:values-cell-range-address="testing_output.B1:testing_output.B60" chart:class="chart:line">
            <chart:data-point chart:repeated="60"/>
          </chart:series>
          <chart:series chart:style-name="ch8" chart:values-cell-range-address="testing_output.C1:testing_output.C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9363204632797">
                <text:p>2.29363204632797</text:p>
                <draw:g>
                  <svg:desc>testing_output.A1:testing_output.A60</svg:desc>
                </draw:g>
              </table:table-cell>
              <table:table-cell office:value-type="float" office:value="2.61">
                <text:p>2.61</text:p>
                <draw:g>
                  <svg:desc>testing_output.B1:testing_output.B60</svg:desc>
                </draw:g>
              </table:table-cell>
              <table:table-cell office:value-type="float" office:value="0.316367953672033">
                <text:p>0.316367953672033</text:p>
                <draw:g>
                  <svg:desc>testing_output.C1:testing_output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9363199008544">
                <text:p>2.29363199008544</text:p>
              </table:table-cell>
              <table:table-cell office:value-type="float" office:value="2.81">
                <text:p>2.81</text:p>
              </table:table-cell>
              <table:table-cell office:value-type="float" office:value="0.516368009914556">
                <text:p>0.516368009914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9363205265187">
                <text:p>2.29363205265187</text:p>
              </table:table-cell>
              <table:table-cell office:value-type="float" office:value="1.88">
                <text:p>1.88</text:p>
              </table:table-cell>
              <table:table-cell office:value-type="float" office:value="0.413632052651873">
                <text:p>0.413632052651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9363204229644">
                <text:p>2.29363204229644</text:p>
              </table:table-cell>
              <table:table-cell office:value-type="float" office:value="1.8">
                <text:p>1.8</text:p>
              </table:table-cell>
              <table:table-cell office:value-type="float" office:value="0.49363204229644">
                <text:p>0.49363204229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936320250221">
                <text:p>2.2936320250221</text:p>
              </table:table-cell>
              <table:table-cell office:value-type="float" office:value="1.95">
                <text:p>1.95</text:p>
              </table:table-cell>
              <table:table-cell office:value-type="float" office:value="0.343632025022099">
                <text:p>0.343632025022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9363201306282">
                <text:p>2.29363201306282</text:p>
              </table:table-cell>
              <table:table-cell office:value-type="float" office:value="2.25">
                <text:p>2.25</text:p>
              </table:table-cell>
              <table:table-cell office:value-type="float" office:value="0.0436320130628154">
                <text:p>0.0436320130628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9363205207287">
                <text:p>2.29363205207287</text:p>
              </table:table-cell>
              <table:table-cell office:value-type="float" office:value="2.42">
                <text:p>2.42</text:p>
              </table:table-cell>
              <table:table-cell office:value-type="float" office:value="0.126367947927128">
                <text:p>0.126367947927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9363204878303">
                <text:p>2.29363204878303</text:p>
              </table:table-cell>
              <table:table-cell office:value-type="float" office:value="2.13">
                <text:p>2.13</text:p>
              </table:table-cell>
              <table:table-cell office:value-type="float" office:value="0.163632048783032">
                <text:p>0.163632048783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9363196064759">
                <text:p>2.29363196064759</text:p>
              </table:table-cell>
              <table:table-cell office:value-type="float" office:value="3.09">
                <text:p>3.09</text:p>
              </table:table-cell>
              <table:table-cell office:value-type="float" office:value="0.796368039352409">
                <text:p>0.796368039352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9363205216787">
                <text:p>2.29363205216787</text:p>
              </table:table-cell>
              <table:table-cell office:value-type="float" office:value="2.35">
                <text:p>2.35</text:p>
              </table:table-cell>
              <table:table-cell office:value-type="float" office:value="0.0563679478321322">
                <text:p>0.0563679478321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9363197732403">
                <text:p>2.29363197732403</text:p>
              </table:table-cell>
              <table:table-cell office:value-type="float" office:value="1.8">
                <text:p>1.8</text:p>
              </table:table-cell>
              <table:table-cell office:value-type="float" office:value="0.493631977324027">
                <text:p>0.4936319773240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9363207643452">
                <text:p>2.29363207643452</text:p>
              </table:table-cell>
              <table:table-cell office:value-type="float" office:value="2.37">
                <text:p>2.37</text:p>
              </table:table-cell>
              <table:table-cell office:value-type="float" office:value="0.0763679235654795">
                <text:p>0.0763679235654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9363204862979">
                <text:p>2.29363204862979</text:p>
              </table:table-cell>
              <table:table-cell office:value-type="float" office:value="2.4">
                <text:p>2.4</text:p>
              </table:table-cell>
              <table:table-cell office:value-type="float" office:value="0.106367951370209">
                <text:p>0.10636795137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9363205182273">
                <text:p>2.29363205182273</text:p>
              </table:table-cell>
              <table:table-cell office:value-type="float" office:value="2.69">
                <text:p>2.69</text:p>
              </table:table-cell>
              <table:table-cell office:value-type="float" office:value="0.396367948177267">
                <text:p>0.396367948177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9363205116053">
                <text:p>2.29363205116053</text:p>
              </table:table-cell>
              <table:table-cell office:value-type="float" office:value="1.88">
                <text:p>1.88</text:p>
              </table:table-cell>
              <table:table-cell office:value-type="float" office:value="0.413632051160531">
                <text:p>0.413632051160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936320511784">
                <text:p>2.2936320511784</text:p>
              </table:table-cell>
              <table:table-cell office:value-type="float" office:value="2.14">
                <text:p>2.14</text:p>
              </table:table-cell>
              <table:table-cell office:value-type="float" office:value="0.153632051178402">
                <text:p>0.153632051178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936320520018">
                <text:p>2.2936320520018</text:p>
              </table:table-cell>
              <table:table-cell office:value-type="float" office:value="2.54">
                <text:p>2.54</text:p>
              </table:table-cell>
              <table:table-cell office:value-type="float" office:value="0.246367947998204">
                <text:p>0.246367947998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9363200665269">
                <text:p>2.29363200665269</text:p>
              </table:table-cell>
              <table:table-cell office:value-type="float" office:value="1.88">
                <text:p>1.88</text:p>
              </table:table-cell>
              <table:table-cell office:value-type="float" office:value="0.413632006652692">
                <text:p>0.4136320066526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936320483242">
                <text:p>2.2936320483242</text:p>
              </table:table-cell>
              <table:table-cell office:value-type="float" office:value="1.73">
                <text:p>1.73</text:p>
              </table:table-cell>
              <table:table-cell office:value-type="float" office:value="0.563632048324199">
                <text:p>0.563632048324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9363205088968">
                <text:p>2.29363205088968</text:p>
              </table:table-cell>
              <table:table-cell office:value-type="float" office:value="2.02">
                <text:p>2.02</text:p>
              </table:table-cell>
              <table:table-cell office:value-type="float" office:value="0.273632050889676">
                <text:p>0.273632050889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363205091713">
                <text:p>2.29363205091713</text:p>
              </table:table-cell>
              <table:table-cell office:value-type="float" office:value="1.86">
                <text:p>1.86</text:p>
              </table:table-cell>
              <table:table-cell office:value-type="float" office:value="0.433632050917134">
                <text:p>0.433632050917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9363205186737">
                <text:p>2.29363205186737</text:p>
              </table:table-cell>
              <table:table-cell office:value-type="float" office:value="2.38">
                <text:p>2.38</text:p>
              </table:table-cell>
              <table:table-cell office:value-type="float" office:value="0.0863679481326312">
                <text:p>0.0863679481326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936320523867">
                <text:p>2.2936320523867</text:p>
              </table:table-cell>
              <table:table-cell office:value-type="float" office:value="3.03">
                <text:p>3.03</text:p>
              </table:table-cell>
              <table:table-cell office:value-type="float" office:value="0.736367947613296">
                <text:p>0.736367947613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9363205126892">
                <text:p>2.29363205126892</text:p>
              </table:table-cell>
              <table:table-cell office:value-type="float" office:value="2.2">
                <text:p>2.2</text:p>
              </table:table-cell>
              <table:table-cell office:value-type="float" office:value="0.0936320512689206">
                <text:p>0.09363205126892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9363204697216">
                <text:p>2.29363204697216</text:p>
              </table:table-cell>
              <table:table-cell office:value-type="float" office:value="2.02">
                <text:p>2.02</text:p>
              </table:table-cell>
              <table:table-cell office:value-type="float" office:value="0.273632046972161">
                <text:p>0.273632046972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36320506365">
                <text:p>2.2936320506365</text:p>
              </table:table-cell>
              <table:table-cell office:value-type="float" office:value="2.38">
                <text:p>2.38</text:p>
              </table:table-cell>
              <table:table-cell office:value-type="float" office:value="0.086367949363499">
                <text:p>0.0863679493634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9363209382112">
                <text:p>2.29363209382112</text:p>
              </table:table-cell>
              <table:table-cell office:value-type="float" office:value="1.95">
                <text:p>1.95</text:p>
              </table:table-cell>
              <table:table-cell office:value-type="float" office:value="0.343632093821123">
                <text:p>0.343632093821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936320532854">
                <text:p>2.2936320532854</text:p>
              </table:table-cell>
              <table:table-cell office:value-type="float" office:value="2.72">
                <text:p>2.72</text:p>
              </table:table-cell>
              <table:table-cell office:value-type="float" office:value="0.426367946714597">
                <text:p>0.426367946714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9363196357977">
                <text:p>2.29363196357977</text:p>
              </table:table-cell>
              <table:table-cell office:value-type="float" office:value="2.81">
                <text:p>2.81</text:p>
              </table:table-cell>
              <table:table-cell office:value-type="float" office:value="0.516368036420225">
                <text:p>0.516368036420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9363200596792">
                <text:p>2.29363200596792</text:p>
              </table:table-cell>
              <table:table-cell office:value-type="float" office:value="2.63">
                <text:p>2.63</text:p>
              </table:table-cell>
              <table:table-cell office:value-type="float" office:value="0.336367994032075">
                <text:p>0.336367994032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9363205197963">
                <text:p>2.29363205197963</text:p>
              </table:table-cell>
              <table:table-cell office:value-type="float" office:value="2.54">
                <text:p>2.54</text:p>
              </table:table-cell>
              <table:table-cell office:value-type="float" office:value="0.246367948020367">
                <text:p>0.246367948020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9363205224765">
                <text:p>2.29363205224765</text:p>
              </table:table-cell>
              <table:table-cell office:value-type="float" office:value="3.03">
                <text:p>3.03</text:p>
              </table:table-cell>
              <table:table-cell office:value-type="float" office:value="0.736367947752347">
                <text:p>0.7363679477523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9363204070016">
                <text:p>2.29363204070016</text:p>
              </table:table-cell>
              <table:table-cell office:value-type="float" office:value="1.85">
                <text:p>1.85</text:p>
              </table:table-cell>
              <table:table-cell office:value-type="float" office:value="0.443632040700156">
                <text:p>0.443632040700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9363203642376">
                <text:p>2.29363203642376</text:p>
              </table:table-cell>
              <table:table-cell office:value-type="float" office:value="1.79">
                <text:p>1.79</text:p>
              </table:table-cell>
              <table:table-cell office:value-type="float" office:value="0.503632036423759">
                <text:p>0.503632036423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9363207766308">
                <text:p>2.29363207766308</text:p>
              </table:table-cell>
              <table:table-cell office:value-type="float" office:value="2.44">
                <text:p>2.44</text:p>
              </table:table-cell>
              <table:table-cell office:value-type="float" office:value="0.146367922336923">
                <text:p>0.1463679223369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9363185934037">
                <text:p>2.29363185934037</text:p>
              </table:table-cell>
              <table:table-cell office:value-type="float" office:value="3.09">
                <text:p>3.09</text:p>
              </table:table-cell>
              <table:table-cell office:value-type="float" office:value="0.796368140659634">
                <text:p>0.7963681406596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9363203448768">
                <text:p>2.29363203448768</text:p>
              </table:table-cell>
              <table:table-cell office:value-type="float" office:value="2.38">
                <text:p>2.38</text:p>
              </table:table-cell>
              <table:table-cell office:value-type="float" office:value="0.0863679655123173">
                <text:p>0.08636796551231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9363201677834">
                <text:p>2.29363201677834</text:p>
              </table:table-cell>
              <table:table-cell office:value-type="float" office:value="2.24">
                <text:p>2.24</text:p>
              </table:table-cell>
              <table:table-cell office:value-type="float" office:value="0.053632016778344">
                <text:p>0.053632016778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9363209432301">
                <text:p>2.29363209432301</text:p>
              </table:table-cell>
              <table:table-cell office:value-type="float" office:value="2.29">
                <text:p>2.29</text:p>
              </table:table-cell>
              <table:table-cell office:value-type="float" office:value="0.00363209432300682">
                <text:p>0.003632094323006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9363205223513">
                <text:p>2.29363205223513</text:p>
              </table:table-cell>
              <table:table-cell office:value-type="float" office:value="1.98">
                <text:p>1.98</text:p>
              </table:table-cell>
              <table:table-cell office:value-type="float" office:value="0.313632052235129">
                <text:p>0.313632052235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9363205232352">
                <text:p>2.29363205232352</text:p>
              </table:table-cell>
              <table:table-cell office:value-type="float" office:value="1.74">
                <text:p>1.74</text:p>
              </table:table-cell>
              <table:table-cell office:value-type="float" office:value="0.553632052323522">
                <text:p>0.5536320523235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9363200430121">
                <text:p>2.29363200430121</text:p>
              </table:table-cell>
              <table:table-cell office:value-type="float" office:value="1.76">
                <text:p>1.76</text:p>
              </table:table-cell>
              <table:table-cell office:value-type="float" office:value="0.533632004301215">
                <text:p>0.5336320043012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9363203087868">
                <text:p>2.29363203087868</text:p>
              </table:table-cell>
              <table:table-cell office:value-type="float" office:value="1.94">
                <text:p>1.94</text:p>
              </table:table-cell>
              <table:table-cell office:value-type="float" office:value="0.353632030878681">
                <text:p>0.3536320308786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9363207619512">
                <text:p>2.29363207619512</text:p>
              </table:table-cell>
              <table:table-cell office:value-type="float" office:value="1.88">
                <text:p>1.88</text:p>
              </table:table-cell>
              <table:table-cell office:value-type="float" office:value="0.413632076195121">
                <text:p>0.4136320761951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9363205178636">
                <text:p>2.29363205178636</text:p>
              </table:table-cell>
              <table:table-cell office:value-type="float" office:value="1.87">
                <text:p>1.87</text:p>
              </table:table-cell>
              <table:table-cell office:value-type="float" office:value="0.423632051786358">
                <text:p>0.423632051786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9363200935871">
                <text:p>2.29363200935871</text:p>
              </table:table-cell>
              <table:table-cell office:value-type="float" office:value="2.66">
                <text:p>2.66</text:p>
              </table:table-cell>
              <table:table-cell office:value-type="float" office:value="0.366367990641288">
                <text:p>0.3663679906412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9363205094103">
                <text:p>2.29363205094103</text:p>
              </table:table-cell>
              <table:table-cell office:value-type="float" office:value="2.22">
                <text:p>2.22</text:p>
              </table:table-cell>
              <table:table-cell office:value-type="float" office:value="0.0736320509410287">
                <text:p>0.0736320509410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9363205192435">
                <text:p>2.29363205192435</text:p>
              </table:table-cell>
              <table:table-cell office:value-type="float" office:value="2.47">
                <text:p>2.47</text:p>
              </table:table-cell>
              <table:table-cell office:value-type="float" office:value="0.176367948075648">
                <text:p>0.1763679480756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9363195721704">
                <text:p>2.29363195721704</text:p>
              </table:table-cell>
              <table:table-cell office:value-type="float" office:value="3.18">
                <text:p>3.18</text:p>
              </table:table-cell>
              <table:table-cell office:value-type="float" office:value="0.886368042782963">
                <text:p>0.8863680427829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9363204884416">
                <text:p>2.29363204884416</text:p>
              </table:table-cell>
              <table:table-cell office:value-type="float" office:value="1.86">
                <text:p>1.86</text:p>
              </table:table-cell>
              <table:table-cell office:value-type="float" office:value="0.43363204884416">
                <text:p>0.43363204884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9363203954772">
                <text:p>2.29363203954772</text:p>
              </table:table-cell>
              <table:table-cell office:value-type="float" office:value="2.16">
                <text:p>2.16</text:p>
              </table:table-cell>
              <table:table-cell office:value-type="float" office:value="0.133632039547716">
                <text:p>0.1336320395477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9363204073272">
                <text:p>2.29363204073272</text:p>
              </table:table-cell>
              <table:table-cell office:value-type="float" office:value="2.53">
                <text:p>2.53</text:p>
              </table:table-cell>
              <table:table-cell office:value-type="float" office:value="0.236367959267282">
                <text:p>0.2363679592672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9363205214294">
                <text:p>2.29363205214294</text:p>
              </table:table-cell>
              <table:table-cell office:value-type="float" office:value="2.46">
                <text:p>2.46</text:p>
              </table:table-cell>
              <table:table-cell office:value-type="float" office:value="0.166367947857061">
                <text:p>0.1663679478570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936320514146">
                <text:p>2.2936320514146</text:p>
              </table:table-cell>
              <table:table-cell office:value-type="float" office:value="1.75">
                <text:p>1.75</text:p>
              </table:table-cell>
              <table:table-cell office:value-type="float" office:value="0.543632051414596">
                <text:p>0.5436320514145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9363205196493">
                <text:p>2.29363205196493</text:p>
              </table:table-cell>
              <table:table-cell office:value-type="float" office:value="1.92">
                <text:p>1.92</text:p>
              </table:table-cell>
              <table:table-cell office:value-type="float" office:value="0.373632051964932">
                <text:p>0.3736320519649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9363204952495">
                <text:p>2.29363204952495</text:p>
              </table:table-cell>
              <table:table-cell office:value-type="float" office:value="1.86">
                <text:p>1.86</text:p>
              </table:table-cell>
              <table:table-cell office:value-type="float" office:value="0.43363204952495">
                <text:p>0.43363204952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936320384972">
                <text:p>2.2936320384972</text:p>
              </table:table-cell>
              <table:table-cell office:value-type="float" office:value="2.29">
                <text:p>2.29</text:p>
              </table:table-cell>
              <table:table-cell office:value-type="float" office:value="0.00363203849719795">
                <text:p>0.003632038497197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9363205175198">
                <text:p>2.29363205175198</text:p>
              </table:table-cell>
              <table:table-cell office:value-type="float" office:value="1.75">
                <text:p>1.75</text:p>
              </table:table-cell>
              <table:table-cell office:value-type="float" office:value="0.543632051751978">
                <text:p>0.5436320517519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9363203562694">
                <text:p>2.29363203562694</text:p>
              </table:table-cell>
              <table:table-cell office:value-type="float" office:value="2.44">
                <text:p>2.44</text:p>
              </table:table-cell>
              <table:table-cell office:value-type="float" office:value="0.146367964373059">
                <text:p>0.1463679643730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9363210897392">
                <text:p>2.29363210897392</text:p>
              </table:table-cell>
              <table:table-cell office:value-type="float" office:value="2.29">
                <text:p>2.29</text:p>
              </table:table-cell>
              <table:table-cell office:value-type="float" office:value="0.00363210897392197">
                <text:p>0.00363210897392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